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marker-start="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gradient" draw:fill-color="#ffffff" draw:fill-gradient-name="Gradient_20_71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gradient" draw:fill-color="#b88080" draw:fill-gradient-name="Gradient_20_71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gradient" draw:fill-color="#19aaaa" draw:fill-gradient-name="Gradient_20_71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1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gradient" draw:fill-gradient-name="Gradient_20_77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fill-gradient-name="Gradient_20_77" draw:textarea-horizontal-align="left" draw:auto-grow-height="true" draw:auto-grow-width="true" fo:min-height="0.268cm" fo:min-width="0.342cm"/>
    </style:style>
    <style:style style:name="gr17" style:family="graphic" style:parent-style-name="standard">
      <style:graphic-properties draw:stroke="none" svg:stroke-color="#000000" draw:fill="none" draw:fill-color="#ffffff" draw:fill-gradient-name="Gradient_20_77" draw:textarea-horizontal-align="left" draw:auto-grow-height="true" draw:auto-grow-width="true" fo:min-height="0.268cm" fo:min-width="1.242cm"/>
    </style:style>
    <style:style style:name="gr18" style:family="graphic" style:parent-style-name="standard">
      <style:graphic-properties draw:fill="hatch" draw:fill-color="#c0c0c0" draw:fill-gradient-name="Gradient_20_1" draw:fill-hatch-name="Black_20_45_20_Degrees" draw:fill-hatch-solid="tru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normal" style:font-weight-asian="normal" style:font-weight-complex="normal"/>
    </style:style>
    <style:style style:name="P3" style:family="paragraph">
      <style:paragraph-properties fo:text-align="center"/>
      <style:text-properties fo:color="#000000" fo:text-shadow="none" fo:font-weight="normal" style:font-weight-asian="normal" style:font-weight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text-shadow="none"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64cm" svg:y1="10.865cm" svg:x2="20.69cm" svg:y2="10.865cm">
          <text:p/>
        </draw:line>
        <draw:line draw:style-name="gr2" draw:text-style-name="P1" draw:layer="layout" svg:x1="14.675cm" svg:y1="8.925cm" svg:x2="20.263cm" svg:y2="8.925cm">
          <text:p/>
        </draw:line>
        <draw:line draw:style-name="gr3" draw:text-style-name="P1" draw:layer="layout" svg:x1="14.675cm" svg:y1="8.325cm" svg:x2="20.263cm" svg:y2="8.325cm">
          <text:p/>
        </draw:line>
        <draw:line draw:style-name="gr4" draw:text-style-name="P1" draw:layer="layout" svg:x1="3.17cm" svg:y1="7.515cm" svg:x2="20.188cm" svg:y2="7.515cm">
          <text:p/>
        </draw:line>
        <draw:line draw:style-name="gr5" draw:text-style-name="P1" draw:layer="layout" svg:x1="3.175cm" svg:y1="5.88cm" svg:x2="8.509cm" svg:y2="5.88cm">
          <text:p text:style-name="P1">ip</text:p>
        </draw:line>
        <draw:connector draw:style-name="gr6" draw:text-style-name="P1" draw:layer="layout" svg:x1="20.423cm" svg:y1="3.327cm" svg:x2="20.423cm" svg:y2="11.963cm" svg:d="m20423 3327v8636">
          <text:p/>
        </draw:connector>
        <draw:line draw:style-name="gr7" draw:text-style-name="P1" draw:layer="layout" svg:x1="3.17cm" svg:y1="6.815cm" svg:x2="20.188cm" svg:y2="6.815cm">
          <text:p/>
        </draw:line>
        <draw:line draw:style-name="gr8" draw:text-style-name="P1" draw:layer="layout" svg:x1="8.31cm" svg:y1="5.115cm" svg:x2="20.248cm" svg:y2="5.115cm">
          <text:p/>
        </draw:line>
        <draw:line draw:style-name="gr1" draw:text-style-name="P1" draw:layer="layout" svg:x1="8.775cm" svg:y1="5.58cm" svg:x2="20.713cm" svg:y2="5.58cm">
          <text:p/>
        </draw:line>
        <draw:line draw:style-name="gr8" draw:text-style-name="P1" draw:layer="layout" svg:x1="3.11cm" svg:y1="4.615cm" svg:x2="8.19cm" svg:y2="4.615cm">
          <text:p/>
        </draw:line>
        <draw:custom-shape draw:style-name="gr9" draw:text-style-name="P1" xml:id="id2" draw:id="id2" draw:layer="layout" svg:width="4.762cm" svg:height="2.167cm" svg:x="11.953cm" svg:y="1.16cm">
          <text:p text:style-name="P1">Method</text:p>
          <text:p text:style-name="P1">Invo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" draw:id="id3" draw:layer="layout" svg:width="4.445cm" svg:height="2.167cm" svg:x="6.21cm" svg:y="1.16cm">
          <text:p text:style-name="P1"><text:span text:style-name="T1">Thread </text:span></text:p>
          <text:p text:style-name="P1"><text:span text:style-name="T1">Fac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" draw:id="id1" draw:layer="layout" svg:width="4.38cm" svg:height="1.957cm" svg:x="0.67cm" svg:y="1.37cm">
          <text:p text:style-name="P1"><text:span text:style-name="T2">Execution</text:span></text:p>
          <text:p text:style-name="P1"><text:span text:style-name="T2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445cm" svg:height="1.905cm" svg:x="18.23cm" svg:y="1.422cm">
          <text:p text:style-name="P1">Interruptible</text:p>
          <text:p text:style-name="P1">Proce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.86cm" svg:y1="3.327cm" svg:x2="2.858cm" svg:y2="12.217cm" draw:start-shape="id1" draw:start-glue-point="2" svg:d="m2860 3327v4747h-2v4143">
          <text:p/>
        </draw:connector>
        <draw:connector draw:style-name="gr6" draw:text-style-name="P1" draw:layer="layout" svg:x1="14.334cm" svg:y1="3.327cm" svg:x2="14.324cm" svg:y2="9.704cm" draw:start-shape="id2" draw:start-glue-point="2" svg:d="m14334 3327v3490h-10v2887">
          <text:p/>
        </draw:connector>
        <draw:connector draw:style-name="gr6" draw:text-style-name="P1" draw:layer="layout" svg:x1="8.432cm" svg:y1="3.327cm" svg:x2="8.432cm" svg:y2="6.629cm" draw:start-shape="id3" draw:start-glue-point="2" svg:d="m8432 3327v3302">
          <text:p/>
        </draw:connector>
        <draw:custom-shape draw:style-name="gr12" draw:text-style-name="P1" draw:layer="layout" svg:width="0.635cm" svg:height="2.305cm" svg:x="20.155cm" svg:y="4.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2.032cm" svg:x="8.155cm" svg:y="4.21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7.44cm" svg:height="0.962cm" svg:x="12.509cm" svg:y="5.993cm">
          <draw:text-box>
            <text:p><text:span text:style-name="T3">setMethodInvocation(mi)</text:span></text:p>
          </draw:text-box>
        </draw:frame>
        <draw:custom-shape draw:style-name="gr12" draw:text-style-name="P1" draw:layer="layout" svg:width="0.635cm" svg:height="7.285cm" svg:x="2.576cm" svg:y="4.245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263cm" svg:height="0.962cm" svg:x="4.64cm" svg:y="3.888cm">
          <draw:text-box>
            <text:p>create</text:p>
          </draw:text-box>
        </draw:frame>
        <draw:frame draw:style-name="gr14" draw:layer="layout" svg:width="2.056cm" svg:height="0.962cm" svg:x="10.06cm" svg:y="4.318cm">
          <draw:text-box>
            <text:p>&lt;init&gt;</text:p>
          </draw:text-box>
        </draw:frame>
        <draw:frame draw:style-name="gr14" draw:layer="layout" svg:width="0.993cm" svg:height="0.962cm" svg:x="10.579cm" svg:y="5.488cm">
          <draw:text-box>
            <text:p>ip</text:p>
          </draw:text-box>
        </draw:frame>
        <draw:frame draw:style-name="gr14" draw:layer="layout" svg:width="1.738cm" svg:height="0.962cm" svg:x="5.292cm" svg:y="7.228cm">
          <draw:text-box>
            <text:p>start</text:p>
          </draw:text-box>
        </draw:frame>
        <draw:custom-shape draw:style-name="gr12" draw:text-style-name="P1" draw:layer="layout" svg:width="0.635cm" svg:height="3.47cm" svg:x="20.155cm" svg:y="7.4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18cm" svg:x="13.976cm" svg:y="7.845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45cm" svg:height="0.962cm" svg:x="16.315cm" svg:y="7.598cm">
          <draw:text-box>
            <text:p>call</text:p>
          </draw:text-box>
        </draw:frame>
        <draw:g>
          <draw:custom-shape draw:style-name="gr15" draw:text-style-name="P1" draw:layer="layout" svg:width="5.715cm" svg:height="1.405cm" svg:x="17.552cm" svg:y="9.095cm">
            <text:p text:style-name="P1">ADD</text:p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frame draw:style-name="gr16" draw:text-style-name="P5" draw:layer="layout" svg:width="1.082cm" svg:height="0.806cm" svg:x="17.619cm" svg:y="9.06cm">
            <draw:text-box>
              <text:p><text:span text:style-name="T4">ref</text:span></text:p>
            </draw:text-box>
          </draw:frame>
          <draw:frame draw:style-name="gr17" draw:text-style-name="P5" draw:layer="layout" svg:width="2.238cm" svg:height="0.806cm" svg:x="21.092cm" svg:y="9.808cm">
            <draw:text-box>
              <text:p><text:span text:style-name="T4">optional</text:span></text:p>
            </draw:text-box>
          </draw:frame>
        </draw:g>
        <draw:custom-shape draw:style-name="gr18" draw:text-style-name="P1" draw:layer="layout" svg:width="0.635cm" svg:height="3.405cm" svg:x="2.575cm" svg:y="7.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1" draw:display-name="Gradient 71" draw:style="linear" draw:start-color="#e6e6e6" draw:end-color="#b3b3b3" draw:start-intensity="100%" draw:end-intensity="100%" draw:angle="0" draw:border="0%"/>
    <draw:gradient draw:name="Gradient_20_77" draw:display-name="Gradient 77" draw:style="linear" draw:start-color="#e6e6e6" draw:end-color="#cccccc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4c4c4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hrooz Nobakht</meta:initial-creator>
    <meta:creation-date>2011-03-30T11:39:54</meta:creation-date>
    <dc:date>2011-08-12T13:26:01</dc:date>
    <dc:creator>Behrooz Nobakht</dc:creator>
    <meta:editing-duration>PT3H7M37S</meta:editing-duration>
    <meta:editing-cycles>106</meta:editing-cycles>
    <meta:generator>LibreOffice/3.3$Linux LibreOffice_project/330m19$Build-202</meta:generator>
    <meta:document-statistic meta:object-count="33"/>
  </office:meta>
</office:document-meta>
</file>